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26cm"/>
    </style:style>
    <style:style style:name="co2" style:family="table-column">
      <style:table-column-properties fo:break-before="auto" style:column-width="24.79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ro6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rtal – Selenium-Tests – S7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Packages: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ll packages must be installed on the system to have a full „portal“ testsystem. In the first step not needed (later i will give you all packages for a full testsystem)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Packages with already existing selenium tests and where no selenium tests are needed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 calcext:value-type="string">
            <text:p>ITSMCor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ITSMConfigurationManagement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ImportExport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TimeAccounting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ontract-Management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FAQ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TRSAdditionalCalendar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TRSBusines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TRSMasterSlav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TRSStatsOTRSGroup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urvey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ystemMonitoring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OTRSDownloadStatsServe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Selenium Tests needed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Campai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Template-Module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AgentCampain</text:p>
          </table:table-cell>
          <table:table-cell table:style-name="ce7" office:value-type="string" calcext:value-type="string">
            <text:p>In the frontend the agent can add a csv file for a sales campaign. So the agent can send emails </text:p>
            <text:p>and create tickets for the added csv file (see documentation).</text:p>
            <text:p/>
            <text:p>Test the following functionallity:</text:p>
            <text:p>1. CSV-Upload (AgentCampainUpload.tt)</text:p>
            <text:p>2. Send-Mail mask (AgentCampain.tt)</text:p>
            <text:p>3. List of recipients for this campaign with ticket number (after Send-Mail mask) (AgentCampainSend.tt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table:number-columns-repeated="2"/>
        </table:table-row>
        <table:table-row table:style-name="ro5">
          <table:table-cell table:style-name="ce4" office:value-type="string" calcext:value-type="string">
            <text:p>Finance</text:p>
          </table:table-cell>
          <table:table-cell/>
          <table:table-cell table:style-name="ce10"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Template-Module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</table:table-row>
        <table:table-row table:style-name="ro6">
          <table:table-cell table:style-name="ce7" office:value-type="string" calcext:value-type="string">
            <text:p>AgentFinance</text:p>
          </table:table-cell>
          <table:table-cell table:style-name="ce7" office:value-type="string" calcext:value-type="string">
            <text:p>With the finance module the agent can add/update/delete projects (finance entries). In the projects are diffrent information</text:p>
            <text:p>Stored, e.g. financal information or the descriptions for the diffrent positions and a estimation.</text:p>
            <text:p/>
            <text:p>Test the following functionallity:</text:p>
            <text:p>1. Finance New mask.</text:p>
            <text:p>3. Detail-View with Edit (add/edit/delete from single positions) and Export-Buttons.</text:p>
            <text:p>2. Finance Overview (with state and finance item id filter).</text:p>
            <text:p/>
            <text:p>Idea: (later maybe a combination with TimeAccounting for the activity in a finance item, because you can select a finance entry in the time accounting)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OTRSCICustomSearch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Template-Module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gentITSMConfigItemCustomSearch</text:p>
          </table:table-cell>
          <table:table-cell table:style-name="ce7" office:value-type="string" calcext:value-type="string">
            <text:p>Test the search and search result (see documentation, the frontend is similar the normal ConfigItem-Search)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OTRSDynamicFieldAttachment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Template-Module</text:p>
          </table:table-cell>
          <table:table-cell table:style-name="ce8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dminDynamicFieldAttachment</text:p>
          </table:table-cell>
          <table:table-cell table:style-name="ce7" office:value-type="string" calcext:value-type="string">
            <text:p>Test the admin frontend to add/edit a dynamic field from type attachment.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Agent/Customer Frontends with DynamicFields (e.g. Ticket)</text:p>
          </table:table-cell>
          <table:table-cell table:style-name="ce7" office:value-type="string" calcext:value-type="string">
            <text:p>Test a attachment dynamic field in the ticket creation and the output in the ticket zoom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OTRSCustomerPort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Later..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and maybe some other packages which is currently still in clarification</text:p>
          </table:table-cell>
          <table:table-cell table:number-columns-repeated="3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4"/>
          <table:table-cell table:number-columns-repeated="3"/>
        </table:table-row>
        <table:table-row table:style-name="ro2">
          <table:table-cell/>
          <table:table-cell table:style-name="ce9"/>
          <table:table-cell table:number-columns-repeated="2"/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/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15:41:03.2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1:03:44.767000000</meta:creation-date>
    <dc:date>2016-02-17T17:44:36.060000000</dc:date>
    <meta:editing-duration>P1DT2H56S</meta:editing-duration>
    <meta:editing-cycles>59</meta:editing-cycles>
    <meta:generator>LibreOffice/4.2.2.1$Windows_x86 LibreOffice_project/3be8cda0bddd8e430d8cda1ebfd581265cca5a0f</meta:generator>
    <meta:document-statistic meta:table-count="1" meta:cell-count="43" meta:object-count="0"/>
  </office:meta>
</office:document-meta>
</file>